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25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2" table:style-name="ta1">
        <table:shapes>
          <draw:frame draw:z-index="0" draw:style-name="gr1" draw:text-style-name="P1" svg:width="15.999cm" svg:height="8.999cm" svg:x="17.145cm" svg:y="2.11cm">
            <draw:object draw:notify-on-update-of-ranges="'22'.D1:'22'.D33 '22'.A1:'22'.A1 '22'.E1:'22'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04102" calcext:value-type="float">
            <text:p>1159861577.04102</text:p>
          </table:table-cell>
          <table:table-cell office:value-type="float" office:value="0" calcext:value-type="float">
            <text:p>0</text:p>
          </table:table-cell>
          <table:table-cell table:formula="of:=[.B1]-[.B$1]" office:value-type="float" office:value="0" calcext:value-type="float">
            <text:p>0</text:p>
          </table:table-cell>
          <table:table-cell table:formula="of:=SUM([.C$1:.C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04397" calcext:value-type="float">
            <text:p>1159861577.04397</text:p>
          </table:table-cell>
          <table:table-cell office:value-type="float" office:value="41" calcext:value-type="float">
            <text:p>41</text:p>
          </table:table-cell>
          <table:table-cell table:formula="of:=[.B2]-[.B$1]" office:value-type="float" office:value="0.00295019149780273" calcext:value-type="float">
            <text:p>0.002950191497803</text:p>
          </table:table-cell>
          <table:table-cell table:formula="of:=SUM([.C$1:.C2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04733" calcext:value-type="float">
            <text:p>1159861577.04733</text:p>
          </table:table-cell>
          <table:table-cell office:value-type="float" office:value="600" calcext:value-type="float">
            <text:p>600</text:p>
          </table:table-cell>
          <table:table-cell table:formula="of:=[.B3]-[.B$1]" office:value-type="float" office:value="0.00630998611450195" calcext:value-type="float">
            <text:p>0.006309986114502</text:p>
          </table:table-cell>
          <table:table-cell table:formula="of:=SUM([.C$1:.C3])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14206" calcext:value-type="float">
            <text:p>1159861577.14206</text:p>
          </table:table-cell>
          <table:table-cell office:value-type="float" office:value="0" calcext:value-type="float">
            <text:p>0</text:p>
          </table:table-cell>
          <table:table-cell table:formula="of:=[.B4]-[.B$1]" office:value-type="float" office:value="0.101040124893188" calcext:value-type="float">
            <text:p>0.101040124893188</text:p>
          </table:table-cell>
          <table:table-cell table:formula="of:=SUM([.C$1:.C4])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15541" calcext:value-type="float">
            <text:p>1159861577.15541</text:p>
          </table:table-cell>
          <table:table-cell office:value-type="float" office:value="152" calcext:value-type="float">
            <text:p>152</text:p>
          </table:table-cell>
          <table:table-cell table:formula="of:=[.B5]-[.B$1]" office:value-type="float" office:value="0.114390134811401" calcext:value-type="float">
            <text:p>0.114390134811401</text:p>
          </table:table-cell>
          <table:table-cell table:formula="of:=SUM([.C$1:.C5])"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16797" calcext:value-type="float">
            <text:p>1159861577.16797</text:p>
          </table:table-cell>
          <table:table-cell office:value-type="float" office:value="656" calcext:value-type="float">
            <text:p>656</text:p>
          </table:table-cell>
          <table:table-cell table:formula="of:=[.B6]-[.B$1]" office:value-type="float" office:value="0.126950025558472" calcext:value-type="float">
            <text:p>0.126950025558472</text:p>
          </table:table-cell>
          <table:table-cell table:formula="of:=SUM([.C$1:.C6])"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26206" calcext:value-type="float">
            <text:p>1159861577.26206</text:p>
          </table:table-cell>
          <table:table-cell office:value-type="float" office:value="0" calcext:value-type="float">
            <text:p>0</text:p>
          </table:table-cell>
          <table:table-cell table:formula="of:=[.B7]-[.B$1]" office:value-type="float" office:value="0.22104001045227" calcext:value-type="float">
            <text:p>0.22104001045227</text:p>
          </table:table-cell>
          <table:table-cell table:formula="of:=SUM([.C$1:.C7])"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26256" calcext:value-type="float">
            <text:p>1159861577.26256</text:p>
          </table:table-cell>
          <table:table-cell office:value-type="float" office:value="48" calcext:value-type="float">
            <text:p>48</text:p>
          </table:table-cell>
          <table:table-cell table:formula="of:=[.B8]-[.B$1]" office:value-type="float" office:value="0.221539974212646" calcext:value-type="float">
            <text:p>0.221539974212646</text:p>
          </table:table-cell>
          <table:table-cell table:formula="of:=SUM([.C$1:.C8])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26838" calcext:value-type="float">
            <text:p>1159861577.26838</text:p>
          </table:table-cell>
          <table:table-cell office:value-type="float" office:value="64" calcext:value-type="float">
            <text:p>64</text:p>
          </table:table-cell>
          <table:table-cell table:formula="of:=[.B9]-[.B$1]" office:value-type="float" office:value="0.227360010147095" calcext:value-type="float">
            <text:p>0.227360010147095</text:p>
          </table:table-cell>
          <table:table-cell table:formula="of:=SUM([.C$1:.C9])"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77.27728" calcext:value-type="float">
            <text:p>1159861577.27728</text:p>
          </table:table-cell>
          <table:table-cell office:value-type="float" office:value="64" calcext:value-type="float">
            <text:p>64</text:p>
          </table:table-cell>
          <table:table-cell table:formula="of:=[.B10]-[.B$1]" office:value-type="float" office:value="0.236260175704956" calcext:value-type="float">
            <text:p>0.236260175704956</text:p>
          </table:table-cell>
          <table:table-cell table:formula="of:=SUM([.C$1:.C10])"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0.58616" calcext:value-type="float">
            <text:p>1159861580.58616</text:p>
          </table:table-cell>
          <table:table-cell office:value-type="float" office:value="48" calcext:value-type="float">
            <text:p>48</text:p>
          </table:table-cell>
          <table:table-cell table:formula="of:=[.B11]-[.B$1]" office:value-type="float" office:value="3.54514002799988" calcext:value-type="float">
            <text:p>3.54514002799988</text:p>
          </table:table-cell>
          <table:table-cell table:formula="of:=SUM([.C$1:.C11])"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0.60219" calcext:value-type="float">
            <text:p>1159861580.60219</text:p>
          </table:table-cell>
          <table:table-cell office:value-type="float" office:value="32" calcext:value-type="float">
            <text:p>32</text:p>
          </table:table-cell>
          <table:table-cell table:formula="of:=[.B12]-[.B$1]" office:value-type="float" office:value="3.56117010116577" calcext:value-type="float">
            <text:p>3.56117010116577</text:p>
          </table:table-cell>
          <table:table-cell table:formula="of:=SUM([.C$1:.C12])"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0.60752" calcext:value-type="float">
            <text:p>1159861580.60752</text:p>
          </table:table-cell>
          <table:table-cell office:value-type="float" office:value="48" calcext:value-type="float">
            <text:p>48</text:p>
          </table:table-cell>
          <table:table-cell table:formula="of:=[.B13]-[.B$1]" office:value-type="float" office:value="3.56650018692017" calcext:value-type="float">
            <text:p>3.56650018692017</text:p>
          </table:table-cell>
          <table:table-cell table:formula="of:=SUM([.C$1:.C13])"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0.61314" calcext:value-type="float">
            <text:p>1159861580.61314</text:p>
          </table:table-cell>
          <table:table-cell office:value-type="float" office:value="48" calcext:value-type="float">
            <text:p>48</text:p>
          </table:table-cell>
          <table:table-cell table:formula="of:=[.B14]-[.B$1]" office:value-type="float" office:value="3.57212018966675" calcext:value-type="float">
            <text:p>3.57212018966675</text:p>
          </table:table-cell>
          <table:table-cell table:formula="of:=SUM([.C$1:.C14])"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0.61928" calcext:value-type="float">
            <text:p>1159861580.61928</text:p>
          </table:table-cell>
          <table:table-cell office:value-type="float" office:value="1376" calcext:value-type="float">
            <text:p>1376</text:p>
          </table:table-cell>
          <table:table-cell table:formula="of:=[.B15]-[.B$1]" office:value-type="float" office:value="3.57826018333435" calcext:value-type="float">
            <text:p>3.57826018333435</text:p>
          </table:table-cell>
          <table:table-cell table:formula="of:=SUM([.C$1:.C15])"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0.61936" calcext:value-type="float">
            <text:p>1159861580.61936</text:p>
          </table:table-cell>
          <table:table-cell office:value-type="float" office:value="48" calcext:value-type="float">
            <text:p>48</text:p>
          </table:table-cell>
          <table:table-cell table:formula="of:=[.B16]-[.B$1]" office:value-type="float" office:value="3.57834005355835" calcext:value-type="float">
            <text:p>3.57834005355835</text:p>
          </table:table-cell>
          <table:table-cell table:formula="of:=SUM([.C$1:.C16])"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0.65126" calcext:value-type="float">
            <text:p>1159861580.65126</text:p>
          </table:table-cell>
          <table:table-cell office:value-type="float" office:value="96" calcext:value-type="float">
            <text:p>96</text:p>
          </table:table-cell>
          <table:table-cell table:formula="of:=[.B17]-[.B$1]" office:value-type="float" office:value="3.61023998260498" calcext:value-type="float">
            <text:p>3.61023998260498</text:p>
          </table:table-cell>
          <table:table-cell table:formula="of:=SUM([.C$1:.C17])" office:value-type="float" office:value="3321" calcext:value-type="float">
            <text:p>3321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0.65134" calcext:value-type="float">
            <text:p>1159861580.65134</text:p>
          </table:table-cell>
          <table:table-cell office:value-type="float" office:value="48" calcext:value-type="float">
            <text:p>48</text:p>
          </table:table-cell>
          <table:table-cell table:formula="of:=[.B18]-[.B$1]" office:value-type="float" office:value="3.61032009124756" calcext:value-type="float">
            <text:p>3.61032009124756</text:p>
          </table:table-cell>
          <table:table-cell table:formula="of:=SUM([.C$1:.C18])" office:value-type="float" office:value="3369" calcext:value-type="float">
            <text:p>3369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2.78704" calcext:value-type="float">
            <text:p>1159861582.78704</text:p>
          </table:table-cell>
          <table:table-cell office:value-type="float" office:value="48" calcext:value-type="float">
            <text:p>48</text:p>
          </table:table-cell>
          <table:table-cell table:formula="of:=[.B19]-[.B$1]" office:value-type="float" office:value="5.74602007865906" calcext:value-type="float">
            <text:p>5.74602007865906</text:p>
          </table:table-cell>
          <table:table-cell table:formula="of:=SUM([.C$1:.C19])" office:value-type="float" office:value="3417" calcext:value-type="float">
            <text:p>3417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2.84041" calcext:value-type="float">
            <text:p>1159861582.84041</text:p>
          </table:table-cell>
          <table:table-cell office:value-type="float" office:value="48" calcext:value-type="float">
            <text:p>48</text:p>
          </table:table-cell>
          <table:table-cell table:formula="of:=[.B20]-[.B$1]" office:value-type="float" office:value="5.79939007759094" calcext:value-type="float">
            <text:p>5.79939007759094</text:p>
          </table:table-cell>
          <table:table-cell table:formula="of:=SUM([.C$1:.C20])" office:value-type="float" office:value="3465" calcext:value-type="float">
            <text:p>3465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2.92464" calcext:value-type="float">
            <text:p>1159861582.92464</text:p>
          </table:table-cell>
          <table:table-cell office:value-type="float" office:value="48" calcext:value-type="float">
            <text:p>48</text:p>
          </table:table-cell>
          <table:table-cell table:formula="of:=[.B21]-[.B$1]" office:value-type="float" office:value="5.88362002372742" calcext:value-type="float">
            <text:p>5.88362002372742</text:p>
          </table:table-cell>
          <table:table-cell table:formula="of:=SUM([.C$1:.C21])"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2.92819" calcext:value-type="float">
            <text:p>1159861582.92819</text:p>
          </table:table-cell>
          <table:table-cell office:value-type="float" office:value="80" calcext:value-type="float">
            <text:p>80</text:p>
          </table:table-cell>
          <table:table-cell table:formula="of:=[.B22]-[.B$1]" office:value-type="float" office:value="5.88717007637024" calcext:value-type="float">
            <text:p>5.88717007637024</text:p>
          </table:table-cell>
          <table:table-cell table:formula="of:=SUM([.C$1:.C22])"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2.92827" calcext:value-type="float">
            <text:p>1159861582.92827</text:p>
          </table:table-cell>
          <table:table-cell office:value-type="float" office:value="48" calcext:value-type="float">
            <text:p>48</text:p>
          </table:table-cell>
          <table:table-cell table:formula="of:=[.B23]-[.B$1]" office:value-type="float" office:value="5.88725018501282" calcext:value-type="float">
            <text:p>5.88725018501282</text:p>
          </table:table-cell>
          <table:table-cell table:formula="of:=SUM([.C$1:.C23])"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4.29031" calcext:value-type="float">
            <text:p>1159861584.29031</text:p>
          </table:table-cell>
          <table:table-cell office:value-type="float" office:value="48" calcext:value-type="float">
            <text:p>48</text:p>
          </table:table-cell>
          <table:table-cell table:formula="of:=[.B24]-[.B$1]" office:value-type="float" office:value="7.24928998947144" calcext:value-type="float">
            <text:p>7.24928998947144</text:p>
          </table:table-cell>
          <table:table-cell table:formula="of:=SUM([.C$1:.C24])" office:value-type="float" office:value="3689" calcext:value-type="float">
            <text:p>3689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4.4196" calcext:value-type="float">
            <text:p>1159861584.4196</text:p>
          </table:table-cell>
          <table:table-cell office:value-type="float" office:value="48" calcext:value-type="float">
            <text:p>48</text:p>
          </table:table-cell>
          <table:table-cell table:formula="of:=[.B25]-[.B$1]" office:value-type="float" office:value="7.37858009338379" calcext:value-type="float">
            <text:p>7.37858009338379</text:p>
          </table:table-cell>
          <table:table-cell table:formula="of:=SUM([.C$1:.C25])"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4.5426" calcext:value-type="float">
            <text:p>1159861584.5426</text:p>
          </table:table-cell>
          <table:table-cell office:value-type="float" office:value="48" calcext:value-type="float">
            <text:p>48</text:p>
          </table:table-cell>
          <table:table-cell table:formula="of:=[.B26]-[.B$1]" office:value-type="float" office:value="7.50157999992371" calcext:value-type="float">
            <text:p>7.50157999992371</text:p>
          </table:table-cell>
          <table:table-cell table:formula="of:=SUM([.C$1:.C26])"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4.54803" calcext:value-type="float">
            <text:p>1159861584.54803</text:p>
          </table:table-cell>
          <table:table-cell office:value-type="float" office:value="752" calcext:value-type="float">
            <text:p>752</text:p>
          </table:table-cell>
          <table:table-cell table:formula="of:=[.B27]-[.B$1]" office:value-type="float" office:value="7.50700998306274" calcext:value-type="float">
            <text:p>7.50700998306274</text:p>
          </table:table-cell>
          <table:table-cell table:formula="of:=SUM([.C$1:.C27])"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4.54811" calcext:value-type="float">
            <text:p>1159861584.54811</text:p>
          </table:table-cell>
          <table:table-cell office:value-type="float" office:value="48" calcext:value-type="float">
            <text:p>48</text:p>
          </table:table-cell>
          <table:table-cell table:formula="of:=[.B28]-[.B$1]" office:value-type="float" office:value="7.50709009170532" calcext:value-type="float">
            <text:p>7.50709009170532</text:p>
          </table:table-cell>
          <table:table-cell table:formula="of:=SUM([.C$1:.C28])"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6.35366" calcext:value-type="float">
            <text:p>1159861586.35366</text:p>
          </table:table-cell>
          <table:table-cell office:value-type="float" office:value="48" calcext:value-type="float">
            <text:p>48</text:p>
          </table:table-cell>
          <table:table-cell table:formula="of:=[.B29]-[.B$1]" office:value-type="float" office:value="9.31264019012451" calcext:value-type="float">
            <text:p>9.31264019012451</text:p>
          </table:table-cell>
          <table:table-cell table:formula="of:=SUM([.C$1:.C29])" office:value-type="float" office:value="4633" calcext:value-type="float">
            <text:p>4633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6.35477" calcext:value-type="float">
            <text:p>1159861586.35477</text:p>
          </table:table-cell>
          <table:table-cell office:value-type="float" office:value="112" calcext:value-type="float">
            <text:p>112</text:p>
          </table:table-cell>
          <table:table-cell table:formula="of:=[.B30]-[.B$1]" office:value-type="float" office:value="9.31375002861023" calcext:value-type="float">
            <text:p>9.31375002861023</text:p>
          </table:table-cell>
          <table:table-cell table:formula="of:=SUM([.C$1:.C30])"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6.35489" calcext:value-type="float">
            <text:p>1159861586.35489</text:p>
          </table:table-cell>
          <table:table-cell office:value-type="float" office:value="64" calcext:value-type="float">
            <text:p>64</text:p>
          </table:table-cell>
          <table:table-cell table:formula="of:=[.B31]-[.B$1]" office:value-type="float" office:value="9.3138701915741" calcext:value-type="float">
            <text:p>9.3138701915741</text:p>
          </table:table-cell>
          <table:table-cell table:formula="of:=SUM([.C$1:.C31])"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6.35524" calcext:value-type="float">
            <text:p>1159861586.35524</text:p>
          </table:table-cell>
          <table:table-cell office:value-type="float" office:value="0" calcext:value-type="float">
            <text:p>0</text:p>
          </table:table-cell>
          <table:table-cell table:formula="of:=[.B32]-[.B$1]" office:value-type="float" office:value="9.31422019004822" calcext:value-type="float">
            <text:p>9.31422019004822</text:p>
          </table:table-cell>
          <table:table-cell table:formula="of:=SUM([.C$1:.C32])"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136.186.229.138.22 &gt; 136.186.229.139.58052</text:p>
          </table:table-cell>
          <table:table-cell office:value-type="float" office:value="1159861586.35605" calcext:value-type="float">
            <text:p>1159861586.35605</text:p>
          </table:table-cell>
          <table:table-cell office:value-type="float" office:value="0" calcext:value-type="float">
            <text:p>0</text:p>
          </table:table-cell>
          <table:table-cell table:formula="of:=[.B33]-[.B$1]" office:value-type="float" office:value="9.31503009796143" calcext:value-type="float">
            <text:p>9.31503009796143</text:p>
          </table:table-cell>
          <table:table-cell table:formula="of:=SUM([.C$1:.C33])" office:value-type="float" office:value="4809" calcext:value-type="float">
            <text:p>4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2:50:50.60263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2T12:51:09.010019828</dc:date>
    <meta:editing-duration>PT2M52S</meta:editing-duration>
    <meta:editing-cycles>2</meta:editing-cycles>
    <meta:document-statistic meta:table-count="1" meta:cell-count="1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Cumulative Bytes Transferred</text:p>
        </chart:title>
        <chart:subtitle svg:x="5.972cm" svg:y="1.275cm" chart:style-name="ch3">
          <text:p>SSH protocol (Port 22)</text:p>
        </chart:subtitle>
        <chart:legend chart:legend-position="end" svg:x="11.084cm" svg:y="4.002cm" style:legend-expansion="high" chart:style-name="ch4"/>
        <chart:plot-area chart:style-name="ch5" table:cell-range-address="'22'.D1:'22'.E33 '22'.A1:'22'.A1" chart:data-source-has-labels="row" svg:x="1.331cm" svg:y="2.138cm" svg:width="9.433cm" svg:height="5.701cm">
          <chartooo:coordinate-region svg:x="2.323cm" svg:y="2.337cm" svg:width="8.254cm" svg:height="4.855cm"/>
          <chart:axis chart:dimension="x" chart:name="primary-x" chart:style-name="ch6">
            <chart:title svg:x="4.878cm" svg:y="8.019cm" chart:style-name="ch7">
              <text:p>Time (seconds)</text:p>
            </chart:title>
          </chart:axis>
          <chart:axis chart:dimension="y" chart:name="primary-y" chart:style-name="ch6">
            <chart:title svg:x="0.451cm" svg:y="5.535cm" chart:style-name="ch8">
              <text:p>(bytes)</text:p>
            </chart:title>
            <chart:grid chart:style-name="ch9" chart:class="major"/>
          </chart:axis>
          <chart:series chart:style-name="ch10" chart:values-cell-range-address="'22'.E1:'22'.E33" chart:label-cell-address="'22'.A1:'22'.A1" chart:class="chart:scatter">
            <chart:domain table:cell-range-address="'22'.D1:'22'.D33"/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36.186.229.138.22 &gt; 136.186.229.139.58052</text:p>
                <draw:g>
                  <svg:desc>'22'.A1:'2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2'.D1:'22'.D33</svg:desc>
                </draw:g>
              </table:table-cell>
              <table:table-cell office:value-type="float" office:value="0">
                <text:p>0</text:p>
                <draw:g>
                  <svg:desc>'22'.E1:'22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5019149780273">
                <text:p>0.002950191497802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30998611450195">
                <text:p>0.0063099861145019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1040124893188">
                <text:p>0.10104012489318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390134811401">
                <text:p>0.11439013481140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950025558472">
                <text:p>0.12695002555847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104001045227">
                <text:p>0.2210400104522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539974212646">
                <text:p>0.22153997421264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7360010147095">
                <text:p>0.227360010147095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6260175704956">
                <text:p>0.236260175704956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4514002799988">
                <text:p>3.54514002799988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6117010116577">
                <text:p>3.5611701011657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6650018692017">
                <text:p>3.56650018692017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7212018966675">
                <text:p>3.57212018966675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7826018333435">
                <text:p>3.57826018333435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7834005355835">
                <text:p>3.57834005355835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1023998260498">
                <text:p>3.61023998260498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1032009124756">
                <text:p>3.61032009124756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4602007865906">
                <text:p>5.74602007865906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9939007759094">
                <text:p>5.79939007759094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88362002372742">
                <text:p>5.88362002372742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8717007637024">
                <text:p>5.88717007637024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8725018501282">
                <text:p>5.88725018501282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4928998947144">
                <text:p>7.24928998947144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7858009338379">
                <text:p>7.37858009338379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0157999992371">
                <text:p>7.50157999992371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0700998306274">
                <text:p>7.50700998306274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50709009170532">
                <text:p>7.50709009170532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31264019012451">
                <text:p>9.31264019012451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31375002861023">
                <text:p>9.3137500286102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3138701915741">
                <text:p>9.3138701915741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31422019004822">
                <text:p>9.3142201900482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1503009796143">
                <text:p>9.31503009796143</text:p>
              </table:table-cell>
              <table:table-cell office:value-type="float" office:value="4809">
                <text:p>4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